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035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50%" fo:text-align="start" style:justify-single-word="false" style:shadow="none"/>
    </style:style>
    <style:style style:name="P11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</text:user-field-decls>
      <text:p text:style-name="P5">MSP</text:p>
      <text:p text:style-name="P5"/>
      <text:p text:style-name="P3"/>
      <text:p text:style-name="P8">Décision de proroger, de renouveler le droit rSa</text:p>
      <text:p text:style-name="P8">(pour les cas simples)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Prénom</text:p>
          </table:table-cell>
          <table:table-cell table:style-name="Tableau1.B1" office:value-type="string">
            <text:p text:style-name="P10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11">N°CAF ou MSA</text:p>
          </table:table-cell>
          <table:table-cell table:style-name="Tableau1.B2" office:value-type="string">
            <text:p text:style-name="P10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11">Date de Naissance</text:p>
          </table:table-cell>
          <table:table-cell table:style-name="Tableau1.B2" office:value-type="string">
            <text:p text:style-name="P10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numvoie"/> <text:s/><text:user-field-get text:name="adresse_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11">Code Postal &amp; Commune</text:p>
          </table:table-cell>
          <table:table-cell table:style-name="Tableau1.B2" office:value-type="string">
            <text:p text:style-name="P10"><text:user-field-get text:name="adresse_codepos"/> <text:s/><text:user-field-get text:name="adresse_locaadr"/></text:p>
          </table:table-cell>
        </table:table-row>
        <table:table-row table:style-name="Tableau1.7">
          <table:table-cell table:style-name="Tableau1.A2" office:value-type="string">
            <text:p text:style-name="P11">N° Instruction du Contrat</text:p>
          </table:table-cell>
          <table:table-cell table:style-name="Tableau1.B2" office:value-type="string">
            <text:p text:style-name="P10"/>
          </table:table-cell>
        </table:table-row>
        <table:table-row table:style-name="Tableau1.4">
          <table:table-cell table:style-name="Tableau1.A2" office:value-type="string">
            <text:p text:style-name="P11">Date d'ouverture du droit</text:p>
          </table:table-cell>
          <table:table-cell table:style-name="Tableau1.B2" office:value-type="string">
            <text:p text:style-name="P10"><text:s/><text:user-field-get text:name="dossier_dtdemrsa"/></text:p>
          </table:table-cell>
        </table:table-row>
      </table:table>
      <text:p text:style-name="P4"/>
      <text:p text:style-name="P4"/>
      <text:p text:style-name="P4"><draw:ellipse text:anchor-type="paragraph" draw:z-index="0" draw:style-name="gr1" draw:text-style-name="P12" svg:width="0.715cm" svg:height="0.371cm" svg:x="0.191cm" svg:y="0.079cm"><text:p/></draw:ellipse> <text:s text:c="3"/><text:conditional-text text:condition="ooow:contratinsertion_decision_ci == V" text:string-value-if-true="X" text:string-value-if-false="">X</text:conditional-text> <text:s/>ACCORD pour le versement de l'alllocation rSa</text:p>
      <text:p text:style-name="P4"/>
      <text:p text:style-name="P4"><text:tab/>Contrat validé le <text:user-field-get text:name="contratinsertion_datevalidation_ci"/></text:p>
      <text:p text:style-name="P4"><text:tab/>Pour une durée de <text:user-field-get text:name="contratinsertion_duree_engag"/></text:p>
      <text:p text:style-name="P4"/>
      <text:p text:style-name="P4"/>
      <text:p text:style-name="P6"><draw:ellipse text:anchor-type="paragraph" draw:z-index="1" draw:style-name="gr1" draw:text-style-name="P12" svg:width="0.609cm" svg:height="0.371cm" svg:x="1.99cm" svg:y="0.09cm"><text:p/></draw:ellipse><text:tab/> <text:s text:c="8"/><text:conditional-text text:condition="ooow:contratinsertion_num_contrat = &quot;PRE&quot;" text:string-value-if-true="X" text:string-value-if-false="">X</text:conditional-text> A PROROGER suite à la validation d'un 1er contrat</text:p>
      <text:p text:style-name="P6"><draw:ellipse text:anchor-type="paragraph" draw:z-index="2" draw:style-name="gr1" draw:text-style-name="P12" svg:width="0.662cm" svg:height="0.371cm" svg:x="1.99cm" svg:y="0.09cm"><text:p/></draw:ellipse><text:tab/> <text:s text:c="8"/><text:conditional-text text:condition="ooow:contratinsertion_num_contrat = &quot;REN&quot;" text:string-value-if-true="X" text:string-value-if-false="">X</text:conditional-text> <text:s/>A RENOUVELER suite à la validation du renouvellement du contrat</text:p>
      <text:p text:style-name="P6"/>
      <text:p text:style-name="P6"/>
      <text:p text:style-name="P7"><text:tab/><text:tab/><text:tab/><text:tab/><text:tab/><text:tab/>Fait à <text:user-field-get text:name="contratinsertion_lieu_saisi_ci"/></text:p>
      <text:p text:style-name="P7"><text:soft-page-break/><text:tab/><text:tab/><text:tab/><text:tab/><text:tab/><text:tab/>Le <text:date style:data-style-name="N38" text:date-value="2010-06-02T11:05:52.99">mercredi 2 juin 2010</text:date></text:p>
      <text:p text:style-name="P6"/>
      <text:p text:style-name="P7"><text:tab/><text:tab/><text:tab/><text:tab/><text:tab/><text:tab/>Pour le Président du Conseil Général</text:p>
      <text:p text:style-name="P7"><text:tab/><text:tab/><text:tab/><text:tab/><text:tab/><text:tab/>et par délégation,</text:p>
      <text:p text:style-name="P7"><text:tab/><text:tab/><text:tab/><text:tab/><text:tab/><text:tab/>Le Coordonnateur Technique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path">/home/aauzolat/www/webrsa/2.0/app/vendors/modelesodt/Contratinsertion/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3M24S</meta:editing-duration>
    <meta:editing-cycles>32</meta:editing-cycles>
    <meta:generator>OpenOffice.org/3.0$Linux OpenOffice.org_project/300m15$Build-9379</meta:generator>
    <dc:date>2010-06-02T11:05:53</dc:date>
    <meta:printed-by>christine EYMARD</meta:printed-by>
    <meta:print-date>2010-05-31T16:54:44.32</meta:print-date>
    <meta:document-statistic meta:table-count="1" meta:image-count="0" meta:object-count="0" meta:page-count="2" meta:paragraph-count="30" meta:word-count="91" meta:character-count="665"/>
    <meta:user-defined meta:name="Info 1"/>
    <meta:user-defined meta:name="Info 2"/>
    <meta:user-defined meta:name="Info 3"/>
    <meta:user-defined meta:name="Info 4"/>
  </office:meta>
</office:document-meta>
</file>